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Fin_20_de_20_línea_20_1"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start="Fin_20_de_20_línea_20_2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7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4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5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Marco1" text:anchor-type="paragraph" svg:x="9.384cm" svg:y="2.201cm" svg:width="4.987cm" draw:z-index="1"><draw:text-box fo:min-height="1.764cm"><text:p text:style-name="P1"/><text:p text:style-name="P1">JNDI</text:p></draw:text-box></draw:frame><draw:frame draw:style-name="fr1" draw:name="Marco2" text:anchor-type="paragraph" svg:x="9.562cm" svg:y="5.292cm" svg:width="4.822cm" draw:z-index="2"><draw:text-box fo:min-height="5.263cm"><text:p text:style-name="P1"/><text:p text:style-name="P1"/></draw:text-box></draw:frame><draw:frame draw:style-name="fr1" draw:name="Marco3" text:anchor-type="paragraph" svg:x="12.266cm" svg:y="6.719cm" svg:width="1.51cm" draw:z-index="3"><draw:text-box fo:min-height="2.203cm"><text:p text:style-name="P1"/><text:p text:style-name="P1">Clase de EJB</text:p></draw:text-box></draw:frame><draw:frame draw:style-name="fr1" draw:name="Marco4" text:anchor-type="paragraph" svg:x="8.283cm" svg:y="6.396cm" svg:width="2cm" svg:height="0.771cm" draw:z-index="4"><draw:text-box><text:p text:style-name="P1">EJB home </text:p></draw:text-box></draw:frame><draw:frame draw:style-name="fr1" draw:name="Marco5" text:anchor-type="paragraph" svg:x="8.193cm" svg:y="8.267cm" svg:width="2cm" svg:height="0.771cm" draw:z-index="5"><draw:text-box><text:p text:style-name="P1">Objeto EJB</text:p></draw:text-box></draw:frame><draw:frame draw:style-name="fr1" draw:name="Marco6" text:anchor-type="paragraph" svg:x="0.644cm" svg:y="5.202cm" svg:width="2.133cm" svg:height="2.023cm" draw:z-index="6"><draw:text-box><text:p text:style-name="P1"/><text:p text:style-name="P1"><text:s/>Cliente </text:p></draw:text-box></draw:frame><draw:frame draw:style-name="fr1" draw:name="Marco7" text:anchor-type="paragraph" svg:x="9.574cm" svg:y="12.402cm" svg:width="4.886cm" svg:height="1.99cm" draw:z-index="7"><draw:text-box><text:p text:style-name="P1"/><text:p text:style-name="P1">Contexto de EJB <text:s/></text:p></draw:text-box></draw:frame><draw:frame draw:style-name="fr1" draw:name="Marco8" text:anchor-type="paragraph" svg:x="7.271cm" svg:y="1.219cm" svg:width="8.259cm" svg:height="15.014cm" draw:z-index="0"><draw:text-box><text:p text:style-name="P1"/><text:p text:style-name="P1"/><text:p text:style-name="P1"/><text:p text:style-name="P1"/><text:p text:style-name="P1"/><text:p text:style-name="P1"><draw:frame text:anchor-type="paragraph" draw:z-index="20" draw:style-name="gr7" svg:width="2.647cm" svg:height="0.537cm" svg:x="4.687cm" svg:y="-0.034cm"><draw:text-box><text:p>Registrar</text:p></draw:text-box></draw:frame></text:p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><text:s text:c="5"/>Contenedor de EJBs </text:p></draw:text-box></draw:frame><draw:line text:anchor-type="paragraph" draw:z-index="8" draw:style-name="gr1" draw:text-style-name="P2" svg:x1="10.282cm" svg:y1="6.749cm" svg:x2="12.266cm" svg:y2="7.552cm"><text:p/></draw:line><draw:line text:anchor-type="paragraph" draw:z-index="9" draw:style-name="gr1" draw:text-style-name="P2" svg:x1="10.192cm" svg:y1="8.591cm" svg:x2="12.266cm" svg:y2="8.027cm"><text:p/></draw:line><draw:line text:anchor-type="paragraph" draw:z-index="10" draw:style-name="gr2" draw:text-style-name="P2" svg:x1="11.961cm" svg:y1="10.553cm" svg:x2="12.021cm" svg:y2="12.402cm"><text:p/></draw:line><draw:line text:anchor-type="paragraph" draw:z-index="11" draw:style-name="gr3" draw:text-style-name="P2" svg:x1="11.871cm" svg:y1="3.963cm" svg:x2="11.901cm" svg:y2="5.291cm"><text:p/></draw:line><draw:frame text:anchor-type="paragraph" draw:z-index="12" draw:style-name="gr4" svg:width="5.172cm" svg:height="0.773cm" svg:x="4.212cm" svg:y="2.201cm"><draw:text-box><text:p>Look up(“nombreEJB”)</text:p></draw:text-box></draw:frame><draw:line text:anchor-type="paragraph" draw:z-index="13" draw:style-name="gr1" draw:text-style-name="P2" svg:x1="4.38cm" svg:y1="8.652cm" svg:x2="8.194cm" svg:y2="8.622cm"><text:p/></draw:line><draw:line text:anchor-type="paragraph" draw:z-index="14" draw:style-name="gr1" draw:text-style-name="P2" svg:x1="8.284cm" svg:y1="6.719cm" svg:x2="4.41cm" svg:y2="6.749cm"><text:p/></draw:line><draw:line text:anchor-type="paragraph" draw:z-index="15" draw:style-name="gr1" draw:text-style-name="P2" svg:x1="9.384cm" svg:y1="3.002cm" svg:x2="4.38cm" svg:y2="3.062cm"><text:p/></draw:line><draw:line text:anchor-type="paragraph" draw:z-index="16" draw:style-name="gr1" draw:text-style-name="P2" svg:x1="4.38cm" svg:y1="3.062cm" svg:x2="4.38cm" svg:y2="8.652cm"><text:p/></draw:line><draw:line text:anchor-type="paragraph" draw:z-index="17" draw:style-name="gr1" draw:text-style-name="P2" svg:x1="2.775cm" svg:y1="6.184cm" svg:x2="4.38cm" svg:y2="6.214cm"><text:p/></draw:line><draw:frame text:anchor-type="paragraph" draw:z-index="18" draw:style-name="gr5" svg:width="2.797cm" svg:height="0.489cm" svg:x="5.182cm" svg:y="6.094cm"><draw:text-box><text:p>Crear()</text:p></draw:text-box></draw:frame><draw:frame text:anchor-type="paragraph" draw:z-index="19" draw:style-name="gr6" svg:width="3.003cm" svg:height="0.489cm" svg:x="5.064cm" svg:y="8.027cm"><draw:text-box><text:p>Invocar método</text:p></draw:text-box></draw:frame><draw:frame text:anchor-type="paragraph" draw:z-index="21" draw:style-name="gr8" svg:width="1.985cm" svg:height="0.489cm" svg:x="10.282cm" svg:y="7.551cm"><draw:text-box><text:p>New()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Fin_20_de_20_línea_20_1" draw:display-name="Fin de línea 1" svg:viewBox="0 0 1131 1580" svg:d="m1013 1491 118 89-567-1580-564 1580 114-85 136-68 148-46 161-17 161 13 153 46z"/>
    <draw:marker draw:name="Fin_20_de_20_línea_20_2" draw:display-name="Fin de línea 2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Zavaleta </meta:initial-creator>
    <meta:creation-date>2011-09-15T01:05:28</meta:creation-date>
    <meta:document-statistic meta:table-count="0" meta:image-count="0" meta:object-count="0" meta:page-count="1" meta:paragraph-count="7" meta:word-count="15" meta:character-count="85"/>
    <dc:date>2011-09-15T01:37:33</dc:date>
    <dc:creator>luisZavaleta </dc:creator>
    <meta:editing-duration>PT1M17S</meta:editing-duration>
    <meta:editing-cycles>1</meta:editing-cycles>
    <meta:generator>LibreOffice/3.3$Linux LibreOffice_project/330m19$Build-301</meta:generator>
  </office:meta>
</office:document-meta>
</file>